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5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1350354142644207749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3423052831714908201" text:style-name="L2">
        <text:list-item>
          <text:p text:style-name="P11">2:00 <text:s text:c="2"/>(10:00/mi)</text:p>
        </text:list-item>
        <text:list-item>
          <text:p text:style-name="P11">1:58</text:p>
        </text:list-item>
        <text:list-item>
          <text:p text:style-name="P11">1:56</text:p>
        </text:list-item>
        <text:list-item>
          <text:p text:style-name="P11">1:51</text:p>
        </text:list-item>
        <text:list-item>
          <text:p text:style-name="P11">1:49.4</text:p>
        </text:list-item>
        <text:list-item>
          <text:p text:style-name="P11">1:51.4</text:p>
        </text:list-item>
        <text:list-item>
          <text:p text:style-name="P11">1:47.7</text:p>
        </text:list-item>
        <text:list-item>
          <text:p text:style-name="P11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6204784997030802490" text:style-name="L3">
        <text:list-item>
          <text:p text:style-name="P13">3:50.5</text:p>
        </text:list-item>
        <text:list-item>
          <text:p text:style-name="P13">3:50.4</text:p>
        </text:list-item>
        <text:list-item>
          <text:p text:style-name="P13">3:43.9</text:p>
        </text:list-item>
        <text:list-item>
          <text:p text:style-name="P13">3:44.2</text:p>
        </text:list-item>
        <text:list-item>
          <text:p text:style-name="P13">3:46.2</text:p>
        </text:list-item>
        <text:list-item>
          <text:p text:style-name="P13">3:45</text:p>
          <text:p text:style-name="P13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8946592780450965680" text:style-name="L4">
        <text:list-item>
          <text:p text:style-name="P14">4:47</text:p>
        </text:list-item>
        <text:list-item>
          <text:p text:style-name="P14">4:43</text:p>
        </text:list-item>
        <text:list-item>
          <text:p text:style-name="P14">4:45</text:p>
        </text:list-item>
        <text:list-item>
          <text:p text:style-name="P14">4:47</text:p>
        </text:list-item>
        <text:list-item>
          <text:p text:style-name="P14">4:36.6 </text:p>
          <text:p text:style-name="P14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9"><text:soft-page-break/><text:span text:style-name="T1">Sat 6/18/16:</text:span> 5.25 miles</text:p>
      <text:p text:style-name="P8">I ran and walked the same course as on Tues June 14. This time I walked 10 times for a total of 1 mile of walking. <text:s/>The average pace was 10:33/mi. <text:s/>It was 87 degrees.</text:p>
      <text:p text:style-name="P8"/>
      <text:p text:style-name="P8">Sun 6/19/16: <text:span text:style-name="T2">3.25 miles</text:span></text:p>
      <text:p text:style-name="P8">I ran 3.25 miles on hilly roads and grass averaging 9:34/mi.</text:p>
      <text:p text:style-name="P8"/>
      <text:p text:style-name="P8">Mon 6/20/16: <text:span text:style-name="T2">5.25 miles</text:span></text:p>
      <text:p text:style-name="P8">I ran with Colton McCurdy and Gary Puleio and his brother Matt on the high school track.</text:p>
      <text:p text:style-name="P8">We warmed up with a mile, did some stretching, ran a 220 in 51 s and jogged a 220.</text:p>
      <text:p text:style-name="P8">Then we ran 8 x 440 yards with a 440 jog after each. <text:s/>The jogs were in about 3:40. It was 86 degrees,</text:p>
      <text:p text:style-name="P8">My times:</text:p>
      <text:list xml:id="list4021934105557648044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8"/>
      <text:p text:style-name="P8">Tues 6/21/16: <text:span text:style-name="T2">2 miles</text:span></text:p>
      <text:p text:style-name="P8">½ mile to the indoor track in 4:27</text:p>
      <text:p text:style-name="P8">4 minute rest</text:p>
      <text:p text:style-name="P8">1 mile on the indoor track with no shoes: 4:08.5+3:49.6=7:58.1</text:p>
      <text:p text:style-name="P8">1 light cycle of 17 exercises using weight machines for a total body workout</text:p>
      <text:p text:style-name="P8">½ mile jog home</text:p>
      <text:p text:style-name="P8"/>
      <text:p text:style-name="P8">Wed 6/22/16: 4<text:span text:style-name="T2"> miles</text:span></text:p>
      <text:p text:style-name="P8">½ mile to the indoor track in 3:43 (downhill)</text:p>
      <text:p text:style-name="P8">4 minute rest</text:p>
      <text:p text:style-name="P8">1 mile on the indoor track with no shoes: 3:58.0+3:46.5=7:44.5</text:p>
      <text:p text:style-name="P8">1 light cycle of 17 exercises using weight machines for a total body workout </text:p>
      <text:p text:style-name="P8">2.5 miles on hilly roads at 9:50/mi</text:p>
      <text:p text:style-name="P8"/>
      <text:p text:style-name="P8">Thurs 6/23/16: <text:span text:style-name="T2">2 miles</text:span></text:p>
      <text:p text:style-name="P8">I ran 2 miles on hilly roads in 10:23/mi.</text:p>
      <text:p text:style-name="P8"/>
      <text:p text:style-name="P8">Fri 6/24/16: <text:span text:style-name="T2">2 miles</text:span></text:p>
      <text:p text:style-name="P8">1 mile on roads and hilly cemetery loop in 9:32.</text:p>
      <text:p text:style-name="P8">1 mile on cemetery loop including 3 x 220 yards with a 220 yard jog between. times 49, 52 and 49 s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4T12:03:47.23</dc:date>
    <dc:creator>James Lombardi</dc:creator>
    <meta:editing-duration>PT5H35M24S</meta:editing-duration>
    <meta:editing-cycles>47</meta:editing-cycles>
    <meta:document-statistic meta:table-count="0" meta:image-count="0" meta:object-count="0" meta:page-count="5" meta:paragraph-count="186" meta:word-count="1651" meta:character-count="8118"/>
  </office:meta>
</office:document-meta>
</file>